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595e2" officeooo:paragraph-rsid="000595e2" fo:background-color="transparent" style:font-name-asian="Calibri1" style:font-name-complex="Calibri1"/>
    </style:style>
    <style:style style:name="P4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paragraph-rsid="00043e3f" fo:background-color="transparent" style:font-name-asian="Calibri1" style:font-name-complex="Calibri1"/>
    </style:style>
    <style:style style:name="P6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paragraph-rsid="00078652" fo:background-color="transparent" style:font-name-asian="Calibri1" style:font-name-complex="Calibri1"/>
    </style:style>
    <style:style style:name="P8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rsid="00078652" officeooo:paragraph-rsid="00078652" fo:background-color="transparent" style:font-name-asian="Calibri1" style:font-name-complex="Calibri1"/>
    </style:style>
    <style:style style:name="P9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officeooo:paragraph-rsid="00043e3f"/>
    </style:style>
    <style:style style:name="P10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officeooo:paragraph-rsid="00078652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043e3f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78652" fo:background-color="transparent" loext:char-shading-value="0" style:font-name-asian="Calibri1" style:font-name-complex="Calibri1"/>
    </style:style>
    <style:style style:name="T4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5" style:family="text">
      <style:text-properties officeooo:rsid="00043e3f"/>
    </style:style>
    <style:style style:name="T6" style:family="text">
      <style:text-properties officeooo:rsid="00078652"/>
    </style:style>
    <style:style style:name="T7" style:family="text">
      <style:text-properties fo:font-variant="normal" fo:text-transform="none" style:use-window-font-color="true" style:font-name="apple-system" fo:font-size="12pt" fo:letter-spacing="normal" fo:font-style="normal" style:text-underline-style="solid" style:text-underline-width="auto" style:text-underline-color="font-color" fo:font-weight="normal" fo:background-color="#f6f8fa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document:<text:line-break/>Ubuntu 18.04.6<text:line-break/>Cuda 11.4</text:p>
      <text:p text:style-name="P2"/>
      <text:p text:style-name="P2">Install git:</text:p>
      <text:p text:style-name="P2"><text:tab/>sudo apt install git</text:p>
      <text:p text:style-name="P2">Change to folder to install:</text:p>
      <text:p text:style-name="P2"><text:tab/>cd Desktop/</text:p>
      <text:p text:style-name="P2">Clone odtk from git:</text:p>
      <text:p text:style-name="P1"><text:span text:style-name="T1"><text:tab/>git clone </text:span><text:a xlink:type="simple" xlink:href="https://github.com/nvidia/retinanet-examples" text:style-name="Internet_20_link" text:visited-style-name="Visited_20_Internet_20_Link"><text:span text:style-name="T4">https://github.com/nvidia/retinanet-examples</text:span></text:a></text:p>
      <text:p text:style-name="P2">Install docker:</text:p>
      <text:p text:style-name="P2"><text:tab/>sudo apt install docker.io</text:p>
      <text:p text:style-name="P2">Build docker file (Takes a bit):</text:p>
      <text:p text:style-name="P2"><text:tab/>sudo docker build -t odtk:latest retinanet-examples/</text:p>
      <text:p text:style-name="P2">Update nvidia driver:</text:p>
      <text:p text:style-name="P2"><text:tab/>sudo apt install nvidia-driver-440</text:p>
      <text:p text:style-name="P2">Install curl:</text:p>
      <text:p text:style-name="P2"><text:tab/>sudo apt install curl</text:p>
      <text:p text:style-name="P2">Install nvidia container toolkit:</text:p>
      <text:p text:style-name="P1"><text:span text:style-name="T1"><text:tab/>curl -s -L </text:span><text:a xlink:type="simple" xlink:href="https://nvidia.github.io/nvidia-docker/gpgkey" text:style-name="Internet_20_link" text:visited-style-name="Visited_20_Internet_20_Link"><text:span text:style-name="T4">https://nvidia.github.io/nvidia-docker/gpgkey</text:span></text:a><text:span text:style-name="T1"> | sudo apt-key add -</text:span></text:p>
      <text:p text:style-name="P1"><text:span text:style-name="T1"><text:tab/>curl -s -L </text:span><text:a xlink:type="simple" xlink:href="https://nvidia.github.io/nvidia-docker/ubuntu18.04/nvidia-docker.list" text:style-name="Internet_20_link" text:visited-style-name="Visited_20_Internet_20_Link"><text:span text:style-name="T4">https://nvidia.github.io/nvidia-docker/ubuntu18.04/nvidia-docker.list</text:span></text:a><text:span text:style-name="T1"> | <text:tab/>sudo tee /etc/apt/sources.list.d/nvidia-docker.list</text:span></text:p>
      <text:p text:style-name="P2"><text:tab/>sudo apt-get update</text:p>
      <text:p text:style-name="P2"><text:tab/>sudo apt-get install -y nvidia-container-toolkit</text:p>
      <text:p text:style-name="P2">Install 470 driver from softwares and updates (Errors came from other driver maybe not needed)</text:p>
      <text:p text:style-name="P2">Restart pc.<text:line-break/>Run docker:</text:p>
      <text:p text:style-name="P5">sudo docker run -v $HOME/Desktop/<text:span text:style-name="T5">Data</text:span>:/workspace/<text:span text:style-name="T5">Data</text:span> --gpus all --rm --ipc=host -it odtk:latest </text:p>
      <text:p text:style-name="P2"/>
      <text:p text:style-name="P2">Run training:</text:p>
      <text:p text:style-name="P4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4"/>
      <text:p text:style-name="P9"><text:span text:style-name="T1">odtk train /workspace/</text:span><text:span text:style-name="T2">Data</text:span><text:span text:style-name="T1">/</text:span><text:span text:style-name="T2">Trainedmodels</text:span><text:span text:style-name="T1">/retinanet_rn50fpn.pth --backbone ResNet50FPN <text:s text:c="4"/>--images /workspace/</text:span><text:span text:style-name="T2">Data</text:span><text:span text:style-name="T1">/TrainI</text:span><text:span text:style-name="T2">MG</text:span><text:span text:style-name="T1"> --annotations /workspace/</text:span><text:span text:style-name="T2">Data/T</text:span><text:span text:style-name="T1">rain.json <text:s text:c="4"/>--val-images /workspace/</text:span><text:span text:style-name="T2">Data</text:span><text:span text:style-name="T1">/ValIMG --val-annotations /workspace/</text:span><text:span text:style-name="T2">Data</text:span><text:span text:style-name="T1">/</text:span><text:span text:style-name="T2">V</text:span><text:span text:style-name="T1">al.json <text:s/>--lr 0.001 --augment-rotate --classes </text:span><text:span text:style-name="T2">3</text:span><text:span text:style-name="T1"> --batch 2 --regularization-l2 0.0001 <text:s/>--iters </text:span><text:span text:style-name="T2">4</text:span><text:span text:style-name="T1">0000 --val-iters </text:span><text:span text:style-name="T2">5</text:span><text:span text:style-name="T1">000 --rotated-bbox --full-precision --logdir /workspace/</text:span><text:span text:style-name="T2">Data</text:span><text:span text:style-name="T1">/Logs –override</text:span></text:p>
      <text:p text:style-name="P9"><text:span text:style-name="T1"/></text:p>
      <text:p text:style-name="P10"><text:span text:style-name="T1">odtk train /workspace/</text:span><text:span text:style-name="T2">Data</text:span><text:span text:style-name="T1">/</text:span><text:span text:style-name="T2">Trainedmodels</text:span><text:span text:style-name="T1">/retinanet_rn</text:span><text:span text:style-name="T3">152</text:span><text:span text:style-name="T1">fpn.pth --backbone </text:span><text:a xlink:type="simple" xlink:href="https://github.com/NVIDIA/retinanet-examples/releases/download/19.04/retinanet_rn152fpn.zip" text:style-name="Internet_20_link" text:visited-style-name="Visited_20_Internet_20_Link"><text:span text:style-name="T7">ResNet152FPN</text:span></text:a><text:span text:style-name="T1"> <text:s text:c="3"/>--images /workspace/</text:span><text:span text:style-name="T2">Data</text:span><text:span text:style-name="T1">/TrainI</text:span><text:span text:style-name="T2">MG</text:span><text:span text:style-name="T1"> --annotations /workspace/</text:span><text:span text:style-name="T2">Data/T</text:span><text:span text:style-name="T1">rain.json <text:s text:c="4"/>--val-images /workspace/</text:span><text:span text:style-name="T2">Data</text:span><text:span text:style-name="T1">/ValIMG --val-annotations /workspace/</text:span><text:span text:style-name="T2">Data</text:span><text:span text:style-name="T1">/</text:span><text:span text:style-name="T2">V</text:span><text:span text:style-name="T1">al.json <text:s/>--lr 0.00</text:span><text:span text:style-name="T3">05</text:span><text:span text:style-name="T1"> --augment-rotate --classes </text:span><text:span text:style-name="T2">3</text:span><text:span text:style-name="T1"> --batch 2 <text:s/>--iters </text:span><text:span text:style-name="T2">4</text:span><text:span text:style-name="T1">0000 --val-iters </text:span><text:span text:style-name="T2">5</text:span><text:span text:style-name="T1">000 --rotated-bbox --full-precision --logdir </text:span><text:soft-page-break/><text:span text:style-name="T1">/workspace/</text:span><text:span text:style-name="T2">Data</text:span><text:span text:style-name="T1">/Logs/</text:span><text:span text:style-name="T3">10_14_02</text:span><text:span text:style-name="T1"> --override</text:span></text:p>
      <text:p text:style-name="P2"/>
      <text:p text:style-name="P2">Install tensorboard:</text:p>
      <text:p text:style-name="P4">sudo apt-get install python3-venv -y</text:p>
      <text:p text:style-name="P4">python3 -m venv venv</text:p>
      <text:p text:style-name="P4">source ./venv/bin/activate</text:p>
      <text:p text:style-name="P4">pip install -U pip</text:p>
      <text:p text:style-name="P4">pip install -U setuptools</text:p>
      <text:p text:style-name="P4">pip install tensorflow</text:p>
      <text:p text:style-name="P4">pip install --upgrade tensorflow-gpu</text:p>
      <text:p text:style-name="P4">tensorboard --logdir Desktop/rotatedBBoxApplication/Logs</text:p>
      <text:p text:style-name="P2"/>
      <text:p text:style-name="P2">Run tensorboard:</text:p>
      <text:p text:style-name="P4">source ./venv/bin/activate</text:p>
      <text:p text:style-name="P4">tensorboard --logdir Desktop/rotatedBBoxApplication/Logs</text:p>
      <text:p text:style-name="P2"/>
      <text:p text:style-name="P2">Run inference:</text:p>
      <text:p text:style-name="P4">odtk infer /workspace/Trained_models/retinanet_rn50fpn.pth --images=/workspace/rotatedBBoxApplication/Szakdolgozat/Training/ValIMG –output=/workspace/rotatedBBoxApplication/detections_10_03.json</text:p>
      <text:p text:style-name="P4"/>
      <text:p text:style-name="P7">odtk infer /workspace/<text:span text:style-name="T6">Data/Trainedmodels</text:span>/retinanet_rn50fpn.pth --images=/workspace/<text:span text:style-name="T6">Data</text:span>/ValIMG --output=/workspace/<text:span text:style-name="T6">Data</text:span>/detections_10_<text:span text:style-name="T6">14</text:span>.json</text:p>
      <text:p text:style-name="P7"/>
      <text:p text:style-name="P8"/>
      <text:p text:style-name="P3"/>
      <text:p text:style-name="P3">Need to change the strat of classID to 1 and try again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4T07:45:02.634054158</dc:date>
    <meta:editing-duration>PT7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325" meta:character-count="3184" meta:non-whitespace-character-count="2914"/>
  </office:meta>
</office:document-meta>
</file>